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0F723DD248D.png" manifest:media-type="image/png"/>
  <manifest:file-entry manifest:full-path="Pictures/10000000000002380000010E6A629C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c0c23" style:font-weight-asian="normal" style:font-weight-complex="normal"/>
    </style:style>
    <style:style style:name="P5" style:family="paragraph" style:parent-style-name="LO-Normal">
      <style:paragraph-properties fo:line-height="100%"/>
    </style:style>
    <style:style style:name="P6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1ec820"/>
    </style:style>
    <style:style style:name="P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1ec820" officeooo:paragraph-rsid="001ec820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209711" officeooo:paragraph-rsid="00209711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255c3b" officeooo:paragraph-rsid="00255c3b"/>
    </style:style>
    <style:style style:name="P16" style:family="paragraph" style:parent-style-name="Corpo_20_de_20_texto">
      <style:paragraph-properties fo:text-align="center" style:justify-single-word="false"/>
    </style:style>
    <style:style style:name="P17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8" style:family="paragraph" style:parent-style-name="LO-Normal3">
      <style:paragraph-properties fo:text-align="center" style:justify-single-word="false"/>
    </style:style>
    <style:style style:name="P19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ec820" style:font-weight-asian="normal" style:font-weight-complex="normal"/>
    </style:style>
    <style:style style:name="P20" style:family="paragraph" style:parent-style-name="Standard">
      <style:text-properties style:font-name="Arial1" fo:font-weight="normal" officeooo:rsid="001c0c23" officeooo:paragraph-rsid="00209711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officeooo:paragraph-rsid="00286b32"/>
    </style:style>
    <style:style style:name="P22" style:family="paragraph" style:parent-style-name="LO-Normal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23" style:family="paragraph" style:parent-style-name="LO-Normal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  <style:text-properties officeooo:rsid="001ec820" officeooo:paragraph-rsid="0027f1c0"/>
    </style:style>
    <style:style style:name="P24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64976"/>
    </style:style>
    <style:style style:name="P25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1ec820"/>
    </style:style>
    <style:style style:name="P26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27f1c0" officeooo:paragraph-rsid="0027f1c0"/>
    </style:style>
    <style:style style:name="P27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28" style:family="paragraph" style:parent-style-name="Heading_20_1" style:list-style-name="">
      <style:paragraph-properties fo:margin-left="0cm" fo:margin-right="0cm" fo:text-indent="0cm" style:auto-text-indent="false"/>
    </style:style>
    <style:style style:name="P29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30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3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4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209711"/>
    </style:style>
    <style:style style:name="P35" style:family="paragraph" style:parent-style-name="Heading_20_2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016cm"/>
        </style:tab-stops>
      </style:paragraph-properties>
    </style:style>
    <style:style style:name="P36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9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4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ec820" officeooo:paragraph-rsid="001ec820"/>
    </style:style>
    <style:style style:name="P4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09711" officeooo:paragraph-rsid="00209711" fo:hyphenate="false" fo:hyphenation-remain-char-count="2" fo:hyphenation-push-char-count="2"/>
    </style:style>
    <style:style style:name="P43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255c3b" officeooo:paragraph-rsid="00255c3b" fo:hyphenate="false" fo:hyphenation-remain-char-count="2" fo:hyphenation-push-char-count="2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officeooo:rsid="00209711" style:font-name-asian="Arial"/>
    </style:style>
    <style:style style:name="T4" style:family="text">
      <style:text-properties officeooo:rsid="00255c3b" style:font-name-asian="Arial"/>
    </style:style>
    <style:style style:name="T5" style:family="text">
      <style:text-properties officeooo:rsid="0027f1c0" style:font-name-asian="Arial"/>
    </style:style>
    <style:style style:name="T6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7" style:family="text">
      <style:text-properties fo:font-size="15pt" style:font-name-asian="Arial" style:font-size-asian="15pt" style:font-size-complex="15pt"/>
    </style:style>
    <style:style style:name="T8" style:family="text">
      <style:text-properties fo:font-size="15pt" officeooo:rsid="0016d7d2" style:font-name-asian="Arial" style:font-size-asian="15pt" style:font-size-complex="15pt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1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Ari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weight-complex="normal"/>
    </style:style>
    <style:style style:name="T16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7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fo:color="#000000" style:font-name="arial" fo:font-size="10pt" fo:font-weight="normal" officeooo:rsid="00209711" style:font-size-asian="10pt" style:font-weight-asian="normal" style:font-name-complex="arial" style:font-size-complex="10pt" style:font-weight-complex="normal"/>
    </style:style>
    <style:style style:name="T19" style:family="text">
      <style:text-properties fo:color="#000000" style:font-name="arial" fo:font-size="10pt" fo:font-weight="normal" officeooo:rsid="00264976" style:font-size-asian="10pt" style:font-weight-asian="normal" style:font-name-complex="arial" style:font-size-complex="10pt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Arial" fo:font-size="10pt" fo:font-weight="normal" officeooo:rsid="00286b32" style:font-name-asian="Arial" style:font-size-asian="10pt" style:font-weight-asian="normal" style:font-name-complex="Arial" style:font-size-complex="10pt" style:font-weight-complex="normal"/>
    </style:style>
    <style:style style:name="T24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5" style:family="text">
      <style:text-properties officeooo:rsid="0016d7d2"/>
    </style:style>
    <style:style style:name="T26" style:family="text">
      <style:text-properties officeooo:rsid="00209711"/>
    </style:style>
    <style:style style:name="T27" style:family="text">
      <style:text-properties officeooo:rsid="0023f3e5"/>
    </style:style>
    <style:style style:name="T28" style:family="text">
      <style:text-properties officeooo:rsid="0024640a"/>
    </style:style>
    <style:style style:name="T29" style:family="text">
      <style:text-properties officeooo:rsid="00264976"/>
    </style:style>
    <style:style style:name="T30" style:family="text">
      <style:text-properties officeooo:rsid="0027f1c0"/>
    </style:style>
    <style:style style:name="T31" style:family="text">
      <style:text-properties fo:font-size="11pt" fo:font-weight="normal" officeooo:rsid="0027f1c0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286b32" style:font-size-asian="11pt" style:font-weight-asian="normal" style:font-size-complex="11pt" style:font-weight-complex="normal"/>
    </style:style>
    <style:style style:name="T33" style:family="text">
      <style:text-properties fo:font-size="11pt" fo:font-weight="bold" officeooo:rsid="0027f1c0" style:font-size-asian="11pt" style:font-weight-asian="bold" style:font-size-complex="11pt" style:font-weight-complex="bold"/>
    </style:style>
    <style:style style:name="T34" style:family="text">
      <style:text-properties fo:font-size="11pt" fo:font-weight="bold" officeooo:rsid="00286b32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9"/>
      <text:p text:style-name="P10"><text:span text:style-name="Fonte_20_parág._20_padrão"><text:span text:style-name="T6"><text:s text:c="3"/></text:span></text:span></text:p>
      <text:p text:style-name="P17">Documento de Especificação de Caso de Uso </text:p>
      <text:p text:style-name="P18"/>
      <text:p text:style-name="P16"><text:span text:style-name="Fonte_20_parág._20_padrão"><text:span text:style-name="T7">GP– Gestão </text:span></text:span><text:span text:style-name="Fonte_20_parág._20_padrão"><text:span text:style-name="T8">de Pessoas</text:span></text:span></text:p>
      <text:p text:style-name="P18"/>
      <text:p text:style-name="P18"><text:span text:style-name="Fonte_20_parág._20_padrão"><text:span text:style-name="T10">UC0</text:span></text:span><text:span text:style-name="Fonte_20_parág._20_padrão"><text:span text:style-name="T11">5</text:span></text:span><text:span text:style-name="Fonte_20_parág._20_padrão"><text:span text:style-name="T10"> – </text:span></text:span><text:span text:style-name="Fonte_20_parág._20_padrão"><text:span text:style-name="T20">Emitir Termo de Compromisso</text:span></text:span></text:p>
      <text:p text:style-name="P18"><text:span text:style-name="Fonte_20_parág._20_padrão"><text:span text:style-name="T10"/></text:span></text:p>
      <text:h text:style-name="P28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9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1"><text:span text:style-name="T25">12</text:span>/<text:span text:style-name="T25">11</text:span>/2014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Jefferson da Silva Barbosa</text:p>
          </table:table-cell>
          <table:table-cell table:style-name="Tabela1.D1" office:value-type="string">
            <text:p text:style-name="P40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3">19/08/2015</text:p>
          </table:table-cell>
          <table:table-cell table:style-name="Tabela1.A3" office:value-type="string">
            <text:p text:style-name="P13">1.1</text:p>
          </table:table-cell>
          <table:table-cell table:style-name="Tabela1.A3" office:value-type="string">
            <text:p text:style-name="P13">Rayson Santos de Lima</text:p>
          </table:table-cell>
          <table:table-cell table:style-name="Tabela1.D3" office:value-type="string">
            <text:p text:style-name="P41"><text:span text:style-name="T26">Atualização</text:span> do Template</text:p>
          </table:table-cell>
        </table:table-row>
        <table:table-row table:style-name="Tabela1.1">
          <table:table-cell table:style-name="Tabela1.A3" office:value-type="string">
            <text:p text:style-name="P14">25/09/2015</text:p>
          </table:table-cell>
          <table:table-cell table:style-name="Tabela1.A3" office:value-type="string">
            <text:p text:style-name="P14">1.2</text:p>
          </table:table-cell>
          <table:table-cell table:style-name="Tabela1.A3" office:value-type="string">
            <text:p text:style-name="P14">Rayson Santos de Lima</text:p>
          </table:table-cell>
          <table:table-cell table:style-name="Tabela1.D3" office:value-type="string">
            <text:p text:style-name="P42"><text:span text:style-name="T28">Atualização do </text:span>fluxo <text:span text:style-name="T28">principal</text:span></text:p>
          </table:table-cell>
        </table:table-row>
        <table:table-row table:style-name="Tabela1.1">
          <table:table-cell table:style-name="Tabela1.A3" office:value-type="string">
            <text:p text:style-name="P15">21/10/2015</text:p>
          </table:table-cell>
          <table:table-cell table:style-name="Tabela1.A3" office:value-type="string">
            <text:p text:style-name="P15">1.3</text:p>
          </table:table-cell>
          <table:table-cell table:style-name="Tabela1.A3" office:value-type="string">
            <text:p text:style-name="P15">Beatriz Brito do Rêgo</text:p>
          </table:table-cell>
          <table:table-cell table:style-name="Tabela1.D3" office:value-type="string">
            <text:p text:style-name="P43">Revisão do documento</text:p>
          </table:table-cell>
        </table:table-row>
      </table:table>
      <text:section text:style-name="Sect1" text:name="Seção1">
        <text:p text:style-name="P3"/>
        <text:p text:style-name="P3"><text:bookmark-start text:name="_Ref418497390"/><text:bookmark-start text:name="_Ref439573339"/><text:span text:style-name="Fonte_20_parág._20_padrão"><text:span text:style-name="T12">Especificação de casos de uso</text:span></text:span></text:p>
        <text:list xml:id="list1835519178158200520" text:style-name="WW8Num2">
          <text:list-item>
            <text:h text:style-name="P29" text:outline-level="1">Emitir Termo de Compromisso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31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8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 </text:span></text:span><text:span text:style-name="Fonte_20_parág._20_padrão"><text:span text:style-name="T5">supervisor</text:span></text:span><text:span text:style-name="Fonte_20_parág._20_padrão"><text:span text:style-name="T1"> </text:span></text:span><text:span text:style-name="Fonte_20_parág._20_padrão"><text:span text:style-name="T2">emite todos os termos de compromisso dos </text:span></text:span><text:span text:style-name="Fonte_20_parág._20_padrão"><text:span text:style-name="T4">estagiários</text:span></text:span><text:span text:style-name="Fonte_20_parág._20_padrão"><text:span text:style-name="T2"> cadastrados no sistema</text:span></text:span><text:span text:style-name="Fonte_20_parág._20_padrão"><text:span text:style-name="T1">.</text:span></text:span></text:p>
        <text:list xml:id="list120007949785038" text:continue-numbering="true" text:style-name="WW8Num2">
          <text:list-item>
            <text:list>
              <text:list-item>
                <text:h text:style-name="P33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3">Atores</text:span><text:span text:style-name="Fonte_20_parág._20_padrão"><text:span text:style-name="T14"> </text:span></text:span><text:span text:style-name="T13">Envolvidos</text:span></text:h>
              </text:list-item>
            </text:list>
          </text:list-item>
        </text:list>
        <text:p text:style-name="P5"><text:bookmark-start text:name="_Ref88992566"/>O<text:span text:style-name="Fonte_20_parág._20_padrão"><text:span text:style-name="T1"> </text:span></text:span>ator<text:span text:style-name="Fonte_20_parág._20_padrão"><text:span text:style-name="T1"> </text:span></text:span>envolvido<text:span text:style-name="Fonte_20_parág._20_padrão"><text:span text:style-name="T1"> </text:span></text:span><text:span text:style-name="Fonte_20_parág._20_padrão"><text:span text:style-name="T3">é o:</text:span></text:span><text:span text:style-name="Fonte_20_parág._20_padrão"><text:span text:style-name="T1"> </text:span></text:span><text:span text:style-name="Fonte_20_parág._20_padrão"><text:span text:style-name="T5">Supervisor</text:span></text:span><text:span text:style-name="Fonte_20_parág._20_padrão"><text:span text:style-name="T1">.</text:span></text:span></text:p>
        <text:list xml:id="list120009298219097" text:continue-numbering="true" text:style-name="WW8Num2">
          <text:list-item>
            <text:list>
              <text:list-item>
                <text:h text:style-name="P33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3">Fluxo</text:span><text:span text:style-name="Fonte_20_parág._20_padrão"><text:span text:style-name="T14"> </text:span></text:span><text:span text:style-name="T13">Básico Específico</text:span><text:span text:style-name="Fonte_20_parág._20_padrão"><text:span text:style-name="T14"> Visualizar Projetos </text:span></text:span><text:span text:style-name="T13">(</text:span><text:span text:style-name="Fonte_20_parág._20_padrão"><text:span text:style-name="T15">Happy</text:span></text:span><text:span text:style-name="Fonte_20_parág._20_padrão"><text:span text:style-name="T16"> </text:span></text:span><text:span text:style-name="Fonte_20_parág._20_padrão"><text:span text:style-name="T15">Day</text:span></text:span><text:span text:style-name="T13">)</text:span><text:bookmark-end text:name="_Ref162424072"/><text:span text:style-name="T13"> </text:span></text:h>
              </text:list-item>
            </text:list>
          </text:list-item>
        </text:list>
        <text:p text:style-name="P6"/>
        <text:p text:style-name="P7"><text:span text:style-name="T27">1</text:span>.<text:tab/><text:span text:style-name="T30">Supervisor </text:span>seleciona <text:span text:style-name="T26">a turma;</text:span></text:p>
        <text:p text:style-name="P7"><text:span text:style-name="T27">2</text:span>. <text:tab/>Sistema lista todos os estagiários <text:span text:style-name="T26">da turma;</text:span></text:p>
        <text:p text:style-name="P7"><text:span text:style-name="T27">3</text:span>. <text:tab/><text:span text:style-name="T30">Supervisor </text:span>seleciona a opção <text:s/><text:span text:style-name="T26">Emitir </text:span>Termo de Compromisso;</text:p>
        <text:p text:style-name="P7"><text:span text:style-name="T27">4</text:span>. <text:tab/><text:span text:style-name="T26">Sistema gera o termo de compromisso de todos os estagiários da turma;</text:span></text:p>
        <text:p text:style-name="P19"/>
        <text:list xml:id="list120007978159737" text:continue-numbering="true" text:style-name="WW8Num2">
          <text:list-item>
            <text:list>
              <text:list-item>
                <text:h text:style-name="P35" text:outline-level="2"><text:bookmark-end text:name="_Ref88992566"/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3">Fluxos</text:span><text:span text:style-name="Fonte_20_parág._20_padrão"><text:span text:style-name="T14"> </text:span></text:span><text:span text:style-name="T13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22"><text:span text:style-name="T31"><text:tab/>1.4.1 </text:span><text:span text:style-name="T34">Se não houver estagiários cadastrados na turma</text:span><text:span text:style-name="T32"> (</text:span><text:span text:style-name="T33">Passo </text:span><text:span text:style-name="T34">3)</text:span></text:p>
        <text:p text:style-name="P22"><text:soft-page-break/><text:span text:style-name="T33"/></text:p>
        <text:p text:style-name="P24"/>
        <text:p text:style-name="P24"/>
        <text:p text:style-name="P24"><text:span text:style-name="T27">1</text:span>. <text:tab/><text:span text:style-name="T30">Caso alternativo encerrado</text:span></text:p>
        <text:p text:style-name="P27"/>
        <text:list xml:id="list120007995405824" text:continue-numbering="true" text:style-name="WW8Num2">
          <text:list-item>
            <text:list>
              <text:list-item>
                <text:h text:style-name="P34" text:outline-level="2"><text:span text:style-name="Fonte_20_parág._20_padrão"><text:span text:style-name="T17">Fluxos de Exceção</text:span></text:span></text:h>
              </text:list-item>
            </text:list>
          </text:list-item>
        </text:list>
        <text:p text:style-name="P20">Não se aplica</text:p>
        <text:list xml:id="list120007293905532" text:continue-numbering="true" text:style-name="WW8Num2">
          <text:list-item>
            <text:list>
              <text:list-item>
                <text:h text:style-name="P31" text:outline-level="2"><text:bookmark-start text:name="__RefHeading__272_309531963"/><text:bookmark-start text:name="__RefHeading__7657_1906137012"/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_RefHeading__115_349077762"/><text:bookmark-start text:name="__RefHeading__248_316480181"/><text:bookmark-start text:name="__RefHeading__161_1511968741"/>Pré-Condições<text:bookmark-end text:name="__RefHeading__272_309531963"/><text:bookmark-end text:name="__RefHeading__7657_1906137012"/><text:bookmark-end text:name="__RefHeading__85_1275273786"/><text:bookmark-end text:name="__RefHeading__67_178789685"/><text:bookmark-end text:name="__RefHeading__466_1105478727"/><text:bookmark-end text:name="__RefHeading__490_490762481"/><text:bookmark-end text:name="__RefHeading__115_349077762"/><text:bookmark-end text:name="__RefHeading__248_316480181"/><text:bookmark-end text:name="__RefHeading__161_1511968741"/></text:h>
              </text:list-item>
            </text:list>
          </text:list-item>
        </text:list>
        <text:p text:style-name="P21"><text:span text:style-name="Fonte_20_parág._20_padrão"><text:span text:style-name="T23">Turma cadastrada no sistema</text:span></text:span></text:p>
        <text:p text:style-name="P21"><text:span text:style-name="Fonte_20_parág._20_padrão"><text:span text:style-name="T23"/></text:span></text:p>
        <text:list xml:id="list120008919284463" text:continue-numbering="true" text:style-name="WW8Num2">
          <text:list-item>
            <text:list>
              <text:list-item>
                <text:h text:style-name="P32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4"><text:span text:style-name="T29">Emissão</text:span> de todos os termos de compromisso dos estagiários cadastrados.</text:p>
        <text:list xml:id="list120008648512113" text:continue-numbering="true" text:style-name="WW8Num2">
          <text:list-item>
            <text:h text:style-name="P30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7"><text:span text:style-name="T13">Não</text:span><text:span text:style-name="Fonte_20_parág._20_padrão"><text:span text:style-name="T14"> </text:span></text:span><text:span text:style-name="T13">se</text:span><text:span text:style-name="Fonte_20_parág._20_padrão"><text:span text:style-name="T14"> </text:span></text:span><text:span text:style-name="T13">aplica</text:span></text:p>
        <text:list xml:id="list120007309948916" text:continue-numbering="true" text:style-name="WW8Num2">
          <text:list-item>
            <text:list>
              <text:list-item>
                <text:list>
                  <text:list-item>
                    <text:h text:style-name="P36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3">Pontos</text:span><text:span text:style-name="Fonte_20_parág._20_padrão"><text:span text:style-name="T14"> </text:span></text:span><text:span text:style-name="T13">de</text:span><text:span text:style-name="Fonte_20_parág._20_padrão"><text:span text:style-name="T14"> </text:span></text:span><text:span text:style-name="T13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7"><text:span text:style-name="T13">Não</text:span><text:span text:style-name="Fonte_20_parág._20_padrão"><text:span text:style-name="T14"> </text:span></text:span><text:span text:style-name="T13">se</text:span><text:span text:style-name="Fonte_20_parág._20_padrão"><text:span text:style-name="T14"> </text:span></text:span><text:span text:style-name="T13">aplica</text:span></text:p>
        <text:list xml:id="list120008598919194" text:continue-numbering="true" text:style-name="WW8Num2">
          <text:list-item>
            <text:list>
              <text:list-item>
                <text:list>
                  <text:list-item>
                    <text:h text:style-name="P36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3">Pontos</text:span><text:span text:style-name="Fonte_20_parág._20_padrão"><text:span text:style-name="T14"> </text:span></text:span><text:span text:style-name="T13">de</text:span><text:span text:style-name="Fonte_20_parág._20_padrão"><text:span text:style-name="T14"> </text:span></text:span><text:span text:style-name="T13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8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439cm" svg:y="-0.794cm" svg:width="5.532cm" svg:height="2.859cm" draw:z-index="1"><draw:image xlink:href="Pictures/10000000000002380000010E6A629CD0.png" xlink:type="simple" xlink:show="embed" xlink:actuate="onLoad"/></draw:frame><draw:frame draw:style-name="Mfr1" draw:name="Figura1" text:anchor-type="paragraph" svg:x="12.716cm" svg:y="-0.159cm" svg:width="2.789cm" svg:height="2.092cm" draw:z-index="3"><draw:image xlink:href="Pictures/100000000000014D000000F723DD248D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0T12:00:07.132487544</dc:date>
    <meta:print-date>2007-05-07T23:41:00</meta:print-date>
    <meta:editing-cycles>37</meta:editing-cycles>
    <meta:editing-duration>PT2H3M24S</meta:editing-duration>
    <meta:generator>LibreOffice/4.2.7.2$Linux_X86_64 LibreOffice_project/420m0$Build-2</meta:generator>
    <meta:document-statistic meta:table-count="1" meta:image-count="2" meta:object-count="0" meta:page-count="2" meta:paragraph-count="51" meta:word-count="210" meta:character-count="1303" meta:non-whitespace-character-count="114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